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atic" table:style-name="ta1">
        <table:table-column table:style-name="co1" table:number-columns-repeated="19" table:default-cell-style-name="Default"/>
        <table:table-row table:style-name="ro1">
          <table:table-cell office:value-type="float" office:value="323767.75" calcext:value-type="float">
            <text:p>323767.75</text:p>
          </table:table-cell>
          <table:table-cell office:value-type="float" office:value="4711929.5" calcext:value-type="float">
            <text:p>4711929.5</text:p>
          </table:table-cell>
          <table:table-cell table:number-columns-repeated="16"/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23767.75" calcext:value-type="float">
            <text:p>323767.75</text:p>
          </table:table-cell>
          <table:table-cell office:value-type="float" office:value="4711929.5" calcext:value-type="float">
            <text:p>4711929.5</text:p>
          </table:table-cell>
          <table:table-cell table:number-columns-repeated="17"/>
        </table:table-row>
        <table:table-row table:style-name="ro1">
          <table:table-cell office:value-type="float" office:value="323767.75" calcext:value-type="float">
            <text:p>323767.75</text:p>
          </table:table-cell>
          <table:table-cell office:value-type="float" office:value="4711929.5" calcext:value-type="float">
            <text:p>4711929.5</text:p>
          </table:table-cell>
          <table:table-cell table:number-columns-repeated="17"/>
        </table:table-row>
        <table:table-row table:style-name="ro1">
          <table:table-cell office:value-type="float" office:value="323767.75" calcext:value-type="float">
            <text:p>323767.75</text:p>
          </table:table-cell>
          <table:table-cell office:value-type="float" office:value="4711929.5" calcext:value-type="float">
            <text:p>4711929.5</text:p>
          </table:table-cell>
          <table:table-cell table:number-columns-repeated="17"/>
        </table:table-row>
        <table:table-row table:style-name="ro1">
          <table:table-cell office:value-type="float" office:value="323767.75" calcext:value-type="float">
            <text:p>323767.75</text:p>
          </table:table-cell>
          <table:table-cell office:value-type="float" office:value="4711929" calcext:value-type="float">
            <text:p>4711929</text:p>
          </table:table-cell>
          <table:table-cell table:number-columns-repeated="17"/>
        </table:table-row>
        <table:table-row table:style-name="ro1">
          <table:table-cell office:value-type="float" office:value="323767.75" calcext:value-type="float">
            <text:p>323767.75</text:p>
          </table:table-cell>
          <table:table-cell office:value-type="float" office:value="4711929" calcext:value-type="float">
            <text:p>4711929</text:p>
          </table:table-cell>
          <table:table-cell table:number-columns-repeated="17"/>
        </table:table-row>
        <table:table-row table:style-name="ro1">
          <table:table-cell office:value-type="float" office:value="323767.75" calcext:value-type="float">
            <text:p>323767.75</text:p>
          </table:table-cell>
          <table:table-cell office:value-type="float" office:value="4711929" calcext:value-type="float">
            <text:p>4711929</text:p>
          </table:table-cell>
          <table:table-cell table:number-columns-repeated="17"/>
        </table:table-row>
        <table:table-row table:style-name="ro1">
          <table:table-cell office:value-type="float" office:value="323767.71875" calcext:value-type="float">
            <text:p>323767.71875</text:p>
          </table:table-cell>
          <table:table-cell office:value-type="float" office:value="4711928.5" calcext:value-type="float">
            <text:p>4711928.5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.5" calcext:value-type="float">
            <text:p>4711928.5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7.9375" calcext:value-type="float">
            <text:p>323767.9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15625" calcext:value-type="float">
            <text:p>323768.1562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375" calcext:value-type="float">
            <text:p>323768.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375" calcext:value-type="float">
            <text:p>323768.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375" calcext:value-type="float">
            <text:p>323768.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375" calcext:value-type="float">
            <text:p>323768.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375" calcext:value-type="float">
            <text:p>323768.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375" calcext:value-type="float">
            <text:p>323768.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375" calcext:value-type="float">
            <text:p>323768.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375" calcext:value-type="float">
            <text:p>323768.375</text:p>
          </table:table-cell>
          <table:table-cell office:value-type="float" office:value="4711928" calcext:value-type="float">
            <text:p>4711928</text:p>
          </table:table-cell>
          <table:table-cell table:number-columns-repeated="17"/>
        </table:table-row>
        <table:table-row table:style-name="ro1">
          <table:table-cell office:value-type="float" office:value="323768.59375" calcext:value-type="float">
            <text:p>323768.59375</text:p>
          </table:table-cell>
          <table:table-cell office:value-type="float" office:value="4711927.5" calcext:value-type="float">
            <text:p>4711927.5</text:p>
          </table:table-cell>
          <table:table-cell table:number-columns-repeated="17"/>
        </table:table-row>
        <table:table-row table:style-name="ro1">
          <table:table-cell office:value-type="float" office:value="323768.59375" calcext:value-type="float">
            <text:p>323768.59375</text:p>
          </table:table-cell>
          <table:table-cell office:value-type="float" office:value="4711927.5" calcext:value-type="float">
            <text:p>4711927.5</text:p>
          </table:table-cell>
          <table:table-cell table:number-columns-repeated="17"/>
        </table:table-row>
        <table:table-row table:style-name="ro1">
          <table:table-cell office:value-type="float" office:value="323768.59375" calcext:value-type="float">
            <text:p>323768.59375</text:p>
          </table:table-cell>
          <table:table-cell office:value-type="float" office:value="4711927.5" calcext:value-type="float">
            <text:p>4711927.5</text:p>
          </table:table-cell>
          <table:table-cell table:number-columns-repeated="17"/>
        </table:table-row>
        <table:table-row table:style-name="ro1">
          <table:table-cell office:value-type="float" office:value="323768.5625" calcext:value-type="float">
            <text:p>323768.5625</text:p>
          </table:table-cell>
          <table:table-cell office:value-type="float" office:value="4711927.5" calcext:value-type="float">
            <text:p>4711927.5</text:p>
          </table:table-cell>
          <table:table-cell table:number-columns-repeated="17"/>
        </table:table-row>
        <table:table-row table:style-name="ro1">
          <table:table-cell office:value-type="float" office:value="323768.5625" calcext:value-type="float">
            <text:p>323768.5625</text:p>
          </table:table-cell>
          <table:table-cell office:value-type="float" office:value="4711927.5" calcext:value-type="float">
            <text:p>4711927.5</text:p>
          </table:table-cell>
          <table:table-cell table:number-columns-repeated="17"/>
        </table:table-row>
        <table:table-row table:style-name="ro1">
          <table:table-cell office:value-type="float" office:value="323768.5625" calcext:value-type="float">
            <text:p>323768.5625</text:p>
          </table:table-cell>
          <table:table-cell office:value-type="float" office:value="4711927.5" calcext:value-type="float">
            <text:p>4711927.5</text:p>
          </table:table-cell>
          <table:table-cell table:number-columns-repeated="17"/>
        </table:table-row>
        <table:table-row table:style-name="ro1">
          <table:table-cell office:value-type="float" office:value="323768.5625" calcext:value-type="float">
            <text:p>323768.5625</text:p>
          </table:table-cell>
          <table:table-cell office:value-type="float" office:value="4711927" calcext:value-type="float">
            <text:p>4711927</text:p>
          </table:table-cell>
          <table:table-cell table:number-columns-repeated="17"/>
        </table:table-row>
        <table:table-row table:style-name="ro1">
          <table:table-cell office:value-type="float" office:value="323768.78125" calcext:value-type="float">
            <text:p>323768.78125</text:p>
          </table:table-cell>
          <table:table-cell office:value-type="float" office:value="4711927" calcext:value-type="float">
            <text:p>4711927</text:p>
          </table:table-cell>
          <table:table-cell table:number-columns-repeated="17"/>
        </table:table-row>
        <table:table-row table:style-name="ro1">
          <table:table-cell office:value-type="float" office:value="323768.78125" calcext:value-type="float">
            <text:p>323768.78125</text:p>
          </table:table-cell>
          <table:table-cell office:value-type="float" office:value="4711926.5" calcext:value-type="float">
            <text:p>4711926.5</text:p>
          </table:table-cell>
          <table:table-cell table:number-columns-repeated="17"/>
        </table:table-row>
        <table:table-row table:style-name="ro1">
          <table:table-cell office:value-type="float" office:value="323768.78125" calcext:value-type="float">
            <text:p>323768.78125</text:p>
          </table:table-cell>
          <table:table-cell office:value-type="float" office:value="4711926.5" calcext:value-type="float">
            <text:p>4711926.5</text:p>
          </table:table-cell>
          <table:table-cell table:number-columns-repeated="17"/>
        </table:table-row>
        <table:table-row table:style-name="ro1">
          <table:table-cell office:value-type="float" office:value="323768.78125" calcext:value-type="float">
            <text:p>323768.78125</text:p>
          </table:table-cell>
          <table:table-cell office:value-type="float" office:value="4711926.5" calcext:value-type="float">
            <text:p>4711926.5</text:p>
          </table:table-cell>
          <table:table-cell table:number-columns-repeated="17"/>
        </table:table-row>
        <table:table-row table:style-name="ro1">
          <table:table-cell office:value-type="float" office:value="323768.78125" calcext:value-type="float">
            <text:p>323768.78125</text:p>
          </table:table-cell>
          <table:table-cell office:value-type="float" office:value="4711926.5" calcext:value-type="float">
            <text:p>4711926.5</text:p>
          </table:table-cell>
          <table:table-cell table:number-columns-repeated="17"/>
        </table:table-row>
        <table:table-row table:style-name="ro1">
          <table:table-cell office:value-type="float" office:value="323768.78125" calcext:value-type="float">
            <text:p>323768.78125</text:p>
          </table:table-cell>
          <table:table-cell office:value-type="float" office:value="4711926.5" calcext:value-type="float">
            <text:p>4711926.5</text:p>
          </table:table-cell>
          <table:table-cell table:number-columns-repeated="17"/>
        </table:table-row>
        <table:table-row table:style-name="ro1">
          <table:table-cell office:value-type="float" office:value="323769" calcext:value-type="float">
            <text:p>323769</text:p>
          </table:table-cell>
          <table:table-cell office:value-type="float" office:value="4711926.5" calcext:value-type="float">
            <text:p>4711926.5</text:p>
          </table:table-cell>
          <table:table-cell table:number-columns-repeated="17"/>
        </table:table-row>
        <table:table-row table:style-name="ro1">
          <table:table-cell office:value-type="float" office:value="323769" calcext:value-type="float">
            <text:p>323769</text:p>
          </table:table-cell>
          <table:table-cell office:value-type="float" office:value="4711926" calcext:value-type="float">
            <text:p>4711926</text:p>
          </table:table-cell>
          <table:table-cell table:number-columns-repeated="17"/>
        </table:table-row>
        <table:table-row table:style-name="ro1">
          <table:table-cell office:value-type="float" office:value="323769" calcext:value-type="float">
            <text:p>323769</text:p>
          </table:table-cell>
          <table:table-cell office:value-type="float" office:value="4711926" calcext:value-type="float">
            <text:p>4711926</text:p>
          </table:table-cell>
          <table:table-cell table:number-columns-repeated="17"/>
        </table:table-row>
        <table:table-row table:style-name="ro1">
          <table:table-cell office:value-type="float" office:value="323769" calcext:value-type="float">
            <text:p>323769</text:p>
          </table:table-cell>
          <table:table-cell office:value-type="float" office:value="4711926" calcext:value-type="float">
            <text:p>4711926</text:p>
          </table:table-cell>
          <table:table-cell table:number-columns-repeated="17"/>
        </table:table-row>
        <table:table-row table:style-name="ro1">
          <table:table-cell office:value-type="float" office:value="323768.96875" calcext:value-type="float">
            <text:p>323768.96875</text:p>
          </table:table-cell>
          <table:table-cell office:value-type="float" office:value="4711926" calcext:value-type="float">
            <text:p>4711926</text:p>
          </table:table-cell>
          <table:table-cell table:number-columns-repeated="17"/>
        </table:table-row>
        <table:table-row table:style-name="ro1">
          <table:table-cell office:value-type="float" office:value="323768.96875" calcext:value-type="float">
            <text:p>323768.96875</text:p>
          </table:table-cell>
          <table:table-cell office:value-type="float" office:value="4711926" calcext:value-type="float">
            <text:p>4711926</text:p>
          </table:table-cell>
          <table:table-cell table:number-columns-repeated="17"/>
        </table:table-row>
        <table:table-row table:style-name="ro1">
          <table:table-cell office:value-type="float" office:value="323768.96875" calcext:value-type="float">
            <text:p>323768.96875</text:p>
          </table:table-cell>
          <table:table-cell office:value-type="float" office:value="4711926" calcext:value-type="float">
            <text:p>4711926</text:p>
          </table:table-cell>
          <table:table-cell table:number-columns-repeated="17"/>
        </table:table-row>
        <table:table-row table:style-name="ro1">
          <table:table-cell office:value-type="float" office:value="323768.96875" calcext:value-type="float">
            <text:p>323768.96875</text:p>
          </table:table-cell>
          <table:table-cell office:value-type="float" office:value="4711926" calcext:value-type="float">
            <text:p>4711926</text:p>
          </table:table-cell>
          <table:table-cell table:number-columns-repeated="17"/>
        </table:table-row>
        <table:table-row table:style-name="ro1">
          <table:table-cell office:value-type="float" office:value="323769.1875" calcext:value-type="float">
            <text:p>323769.1875</text:p>
          </table:table-cell>
          <table:table-cell office:value-type="float" office:value="4711926" calcext:value-type="float">
            <text:p>4711926</text:p>
          </table:table-cell>
          <table:table-cell table:number-columns-repeated="17"/>
        </table:table-row>
        <table:table-row table:style-name="ro1">
          <table:table-cell office:value-type="float" office:value="323769.1875" calcext:value-type="float">
            <text:p>323769.1875</text:p>
          </table:table-cell>
          <table:table-cell office:value-type="float" office:value="4711926" calcext:value-type="float">
            <text:p>4711926</text:p>
          </table:table-cell>
          <table:table-cell table:number-columns-repeated="17"/>
        </table:table-row>
        <table:table-row table:style-name="ro1">
          <table:table-cell office:value-type="float" office:value="323769.1875" calcext:value-type="float">
            <text:p>323769.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1875" calcext:value-type="float">
            <text:p>323769.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1875" calcext:value-type="float">
            <text:p>323769.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1875" calcext:value-type="float">
            <text:p>323769.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1875" calcext:value-type="float">
            <text:p>323769.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1875" calcext:value-type="float">
            <text:p>323769.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1875" calcext:value-type="float">
            <text:p>323769.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40625" calcext:value-type="float">
            <text:p>323769.4062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40625" calcext:value-type="float">
            <text:p>323769.4062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40625" calcext:value-type="float">
            <text:p>323769.4062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40625" calcext:value-type="float">
            <text:p>323769.4062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40625" calcext:value-type="float">
            <text:p>323769.4062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40625" calcext:value-type="float">
            <text:p>323769.4062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69.40625" calcext:value-type="float">
            <text:p>323769.4062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70.71875" calcext:value-type="float">
            <text:p>323770.7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70.71875" calcext:value-type="float">
            <text:p>323770.7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70.71875" calcext:value-type="float">
            <text:p>323770.71875</text:p>
          </table:table-cell>
          <table:table-cell office:value-type="float" office:value="4711925.5" calcext:value-type="float">
            <text:p>4711925.5</text:p>
          </table:table-cell>
          <table:table-cell table:number-columns-repeated="17"/>
        </table:table-row>
        <table:table-row table:style-name="ro1">
          <table:table-cell office:value-type="float" office:value="323772.03125" calcext:value-type="float">
            <text:p>323772.03125</text:p>
          </table:table-cell>
          <table:table-cell office:value-type="float" office:value="4711925" calcext:value-type="float">
            <text:p>4711925</text:p>
          </table:table-cell>
          <table:table-cell table:number-columns-repeated="17"/>
        </table:table-row>
        <table:table-row table:style-name="ro1">
          <table:table-cell office:value-type="float" office:value="323772.03125" calcext:value-type="float">
            <text:p>323772.03125</text:p>
          </table:table-cell>
          <table:table-cell office:value-type="float" office:value="4711925" calcext:value-type="float">
            <text:p>4711925</text:p>
          </table:table-cell>
          <table:table-cell table:number-columns-repeated="17"/>
        </table:table-row>
        <table:table-row table:style-name="ro1">
          <table:table-cell office:value-type="float" office:value="323772.03125" calcext:value-type="float">
            <text:p>323772.03125</text:p>
          </table:table-cell>
          <table:table-cell office:value-type="float" office:value="4711925" calcext:value-type="float">
            <text:p>4711925</text:p>
          </table:table-cell>
          <table:table-cell table:number-columns-repeated="17"/>
        </table:table-row>
        <table:table-row table:style-name="ro1">
          <table:table-cell office:value-type="float" office:value="323772.03125" calcext:value-type="float">
            <text:p>323772.03125</text:p>
          </table:table-cell>
          <table:table-cell office:value-type="float" office:value="4711925" calcext:value-type="float">
            <text:p>4711925</text:p>
          </table:table-cell>
          <table:table-cell table:number-columns-repeated="17"/>
        </table:table-row>
        <table:table-row table:style-name="ro1">
          <table:table-cell office:value-type="float" office:value="323772.03125" calcext:value-type="float">
            <text:p>323772.03125</text:p>
          </table:table-cell>
          <table:table-cell office:value-type="float" office:value="4711925" calcext:value-type="float">
            <text:p>4711925</text:p>
          </table:table-cell>
          <table:table-cell table:number-columns-repeated="17"/>
        </table:table-row>
        <table:table-row table:style-name="ro1">
          <table:table-cell office:value-type="float" office:value="323772.03125" calcext:value-type="float">
            <text:p>323772.03125</text:p>
          </table:table-cell>
          <table:table-cell office:value-type="float" office:value="4711925" calcext:value-type="float">
            <text:p>4711925</text:p>
          </table:table-cell>
          <table:table-cell table:number-columns-repeated="17"/>
        </table:table-row>
        <table:table-row table:style-name="ro1">
          <table:table-cell office:value-type="float" office:value="323772.03125" calcext:value-type="float">
            <text:p>323772.03125</text:p>
          </table:table-cell>
          <table:table-cell office:value-type="float" office:value="4711925" calcext:value-type="float">
            <text:p>4711925</text:p>
          </table:table-cell>
          <table:table-cell table:number-columns-repeated="17"/>
        </table:table-row>
        <table:table-row table:style-name="ro1">
          <table:table-cell office:value-type="float" office:value="323772.03125" calcext:value-type="float">
            <text:p>323772.03125</text:p>
          </table:table-cell>
          <table:table-cell office:value-type="float" office:value="4711925" calcext:value-type="float">
            <text:p>4711925</text:p>
          </table:table-cell>
          <table:table-cell table:number-columns-repeated="17"/>
        </table:table-row>
        <table:table-row table:style-name="ro1">
          <table:table-cell office:value-type="float" office:value="323772.03125" calcext:value-type="float">
            <text:p>323772.03125</text:p>
          </table:table-cell>
          <table:table-cell office:value-type="float" office:value="4711925" calcext:value-type="float">
            <text:p>4711925</text:p>
          </table:table-cell>
          <table:table-cell table:number-columns-repeated="17"/>
        </table:table-row>
        <table:table-row table:style-name="ro1">
          <table:table-cell office:value-type="float" office:value="323773.3125" calcext:value-type="float">
            <text:p>323773.3125</text:p>
          </table:table-cell>
          <table:table-cell office:value-type="float" office:value="4711924.5" calcext:value-type="float">
            <text:p>4711924.5</text:p>
          </table:table-cell>
          <table:table-cell table:number-columns-repeated="17"/>
        </table:table-row>
        <table:table-row table:style-name="ro1">
          <table:table-cell office:value-type="float" office:value="323773.3125" calcext:value-type="float">
            <text:p>323773.3125</text:p>
          </table:table-cell>
          <table:table-cell office:value-type="float" office:value="4711924.5" calcext:value-type="float">
            <text:p>4711924.5</text:p>
          </table:table-cell>
          <table:table-cell table:number-columns-repeated="17"/>
        </table:table-row>
        <table:table-row table:style-name="ro1">
          <table:table-cell office:value-type="float" office:value="323773.3125" calcext:value-type="float">
            <text:p>323773.3125</text:p>
          </table:table-cell>
          <table:table-cell office:value-type="float" office:value="4711924.5" calcext:value-type="float">
            <text:p>4711924.5</text:p>
          </table:table-cell>
          <table:table-cell table:number-columns-repeated="17"/>
        </table:table-row>
        <table:table-row table:style-name="ro1">
          <table:table-cell office:value-type="float" office:value="323773.3125" calcext:value-type="float">
            <text:p>323773.3125</text:p>
          </table:table-cell>
          <table:table-cell office:value-type="float" office:value="4711924.5" calcext:value-type="float">
            <text:p>4711924.5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.5" calcext:value-type="float">
            <text:p>4711924.5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53125" calcext:value-type="float">
            <text:p>323773.5312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75" calcext:value-type="float">
            <text:p>323773.7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75" calcext:value-type="float">
            <text:p>323773.75</text:p>
          </table:table-cell>
          <table:table-cell office:value-type="float" office:value="4711924" calcext:value-type="float">
            <text:p>4711924</text:p>
          </table:table-cell>
          <table:table-cell table:number-columns-repeated="17"/>
        </table:table-row>
        <table:table-row table:style-name="ro1">
          <table:table-cell office:value-type="float" office:value="323773.75" calcext:value-type="float">
            <text:p>323773.7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3.75" calcext:value-type="float">
            <text:p>323773.7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3.75" calcext:value-type="float">
            <text:p>323773.7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3.75" calcext:value-type="float">
            <text:p>323773.7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3.96875" calcext:value-type="float">
            <text:p>323773.9687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3.96875" calcext:value-type="float">
            <text:p>323773.9687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3.96875" calcext:value-type="float">
            <text:p>323773.9687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3.9375" calcext:value-type="float">
            <text:p>323773.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40625" calcext:value-type="float">
            <text:p>323774.40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625" calcext:value-type="float">
            <text:p>323774.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625" calcext:value-type="float">
            <text:p>323774.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625" calcext:value-type="float">
            <text:p>323774.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625" calcext:value-type="float">
            <text:p>323774.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625" calcext:value-type="float">
            <text:p>323774.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625" calcext:value-type="float">
            <text:p>323774.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625" calcext:value-type="float">
            <text:p>323774.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625" calcext:value-type="float">
            <text:p>323774.625</text:p>
          </table:table-cell>
          <table:table-cell office:value-type="float" office:value="4711923.5" calcext:value-type="float">
            <text:p>4711923.5</text:p>
          </table:table-cell>
          <table:table-cell table:number-columns-repeated="17"/>
        </table:table-row>
        <table:table-row table:style-name="ro1">
          <table:table-cell office:value-type="float" office:value="323774.59375" calcext:value-type="float">
            <text:p>323774.5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59375" calcext:value-type="float">
            <text:p>323774.5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59375" calcext:value-type="float">
            <text:p>323774.5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59375" calcext:value-type="float">
            <text:p>323774.5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59375" calcext:value-type="float">
            <text:p>323774.5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59375" calcext:value-type="float">
            <text:p>323774.5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59375" calcext:value-type="float">
            <text:p>323774.5937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3" calcext:value-type="float">
            <text:p>4711923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2.5" calcext:value-type="float">
            <text:p>4711922.5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2.5" calcext:value-type="float">
            <text:p>4711922.5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2.5" calcext:value-type="float">
            <text:p>4711922.5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2.5" calcext:value-type="float">
            <text:p>4711922.5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2.5" calcext:value-type="float">
            <text:p>4711922.5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2.5" calcext:value-type="float">
            <text:p>4711922.5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2.5" calcext:value-type="float">
            <text:p>4711922.5</text:p>
          </table:table-cell>
          <table:table-cell table:number-columns-repeated="17"/>
        </table:table-row>
        <table:table-row table:style-name="ro1">
          <table:table-cell office:value-type="float" office:value="323774.8125" calcext:value-type="float">
            <text:p>323774.8125</text:p>
          </table:table-cell>
          <table:table-cell office:value-type="float" office:value="4711922.5" calcext:value-type="float">
            <text:p>4711922.5</text:p>
          </table:table-cell>
          <table:table-cell table:number-columns-repeated="17"/>
        </table:table-row>
        <table:table-row table:style-name="ro1">
          <table:table-cell office:value-type="float" office:value="323775.03125" calcext:value-type="float">
            <text:p>323775.03125</text:p>
          </table:table-cell>
          <table:table-cell office:value-type="float" office:value="4711922.5" calcext:value-type="float">
            <text:p>4711922.5</text:p>
          </table:table-cell>
          <table:table-cell table:number-columns-repeated="17"/>
        </table:table-row>
        <table:table-row table:style-name="ro1">
          <table:table-cell office:value-type="float" office:value="323775.03125" calcext:value-type="float">
            <text:p>323775.03125</text:p>
          </table:table-cell>
          <table:table-cell office:value-type="float" office:value="4711922" calcext:value-type="float">
            <text:p>4711922</text:p>
          </table:table-cell>
          <table:table-cell table:number-columns-repeated="17"/>
        </table:table-row>
        <table:table-row table:style-name="ro1">
          <table:table-cell office:value-type="float" office:value="323775.03125" calcext:value-type="float">
            <text:p>323775.03125</text:p>
          </table:table-cell>
          <table:table-cell office:value-type="float" office:value="4711922" calcext:value-type="float">
            <text:p>4711922</text:p>
          </table:table-cell>
          <table:table-cell table:number-columns-repeated="17"/>
        </table:table-row>
        <table:table-row table:style-name="ro1">
          <table:table-cell office:value-type="float" office:value="323775.03125" calcext:value-type="float">
            <text:p>323775.03125</text:p>
          </table:table-cell>
          <table:table-cell office:value-type="float" office:value="4711922" calcext:value-type="float">
            <text:p>4711922</text:p>
          </table:table-cell>
          <table:table-cell table:number-columns-repeated="17"/>
        </table:table-row>
        <table:table-row table:style-name="ro1">
          <table:table-cell office:value-type="float" office:value="323775.03125" calcext:value-type="float">
            <text:p>323775.03125</text:p>
          </table:table-cell>
          <table:table-cell office:value-type="float" office:value="4711922" calcext:value-type="float">
            <text:p>4711922</text:p>
          </table:table-cell>
          <table:table-cell table:number-columns-repeated="17"/>
        </table:table-row>
        <table:table-row table:style-name="ro1">
          <table:table-cell office:value-type="float" office:value="323775" calcext:value-type="float">
            <text:p>323775</text:p>
          </table:table-cell>
          <table:table-cell office:value-type="float" office:value="4711922" calcext:value-type="float">
            <text:p>4711922</text:p>
          </table:table-cell>
          <table:table-cell table:number-columns-repeated="17"/>
        </table:table-row>
        <table:table-row table:style-name="ro1">
          <table:table-cell office:value-type="float" office:value="323775" calcext:value-type="float">
            <text:p>323775</text:p>
          </table:table-cell>
          <table:table-cell office:value-type="float" office:value="4711922" calcext:value-type="float">
            <text:p>4711922</text:p>
          </table:table-cell>
          <table:table-cell table:number-columns-repeated="17"/>
        </table:table-row>
        <table:table-row table:style-name="ro1">
          <table:table-cell office:value-type="float" office:value="323775" calcext:value-type="float">
            <text:p>323775</text:p>
          </table:table-cell>
          <table:table-cell office:value-type="float" office:value="4711922" calcext:value-type="float">
            <text:p>4711922</text:p>
          </table:table-cell>
          <table:table-cell table:number-columns-repeated="17"/>
        </table:table-row>
        <table:table-row table:style-name="ro1">
          <table:table-cell office:value-type="float" office:value="323775" calcext:value-type="float">
            <text:p>323775</text:p>
          </table:table-cell>
          <table:table-cell office:value-type="float" office:value="4711922" calcext:value-type="float">
            <text:p>4711922</text:p>
          </table:table-cell>
          <table:table-cell table:number-columns-repeated="17"/>
        </table:table-row>
        <table:table-row table:style-name="ro1">
          <table:table-cell office:value-type="float" office:value="323775" calcext:value-type="float">
            <text:p>323775</text:p>
          </table:table-cell>
          <table:table-cell office:value-type="float" office:value="4711922" calcext:value-type="float">
            <text:p>4711922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.5" calcext:value-type="float">
            <text:p>4711921.5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.5" calcext:value-type="float">
            <text:p>4711921.5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.5" calcext:value-type="float">
            <text:p>4711921.5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.5" calcext:value-type="float">
            <text:p>4711921.5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21875" calcext:value-type="float">
            <text:p>323775.21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4375" calcext:value-type="float">
            <text:p>323775.4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4375" calcext:value-type="float">
            <text:p>323775.4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4375" calcext:value-type="float">
            <text:p>323775.4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4375" calcext:value-type="float">
            <text:p>323775.4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4375" calcext:value-type="float">
            <text:p>323775.4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4375" calcext:value-type="float">
            <text:p>323775.4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875" calcext:value-type="float">
            <text:p>323775.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875" calcext:value-type="float">
            <text:p>323775.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875" calcext:value-type="float">
            <text:p>323775.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875" calcext:value-type="float">
            <text:p>323775.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875" calcext:value-type="float">
            <text:p>323775.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875" calcext:value-type="float">
            <text:p>323775.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875" calcext:value-type="float">
            <text:p>323775.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875" calcext:value-type="float">
            <text:p>323775.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5.875" calcext:value-type="float">
            <text:p>323775.8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9375" calcext:value-type="float">
            <text:p>323776.09375</text:p>
          </table:table-cell>
          <table:table-cell office:value-type="float" office:value="4711921" calcext:value-type="float">
            <text:p>4711921</text:p>
          </table:table-cell>
          <table:table-cell table:number-columns-repeated="17"/>
        </table:table-row>
        <table:table-row table:style-name="ro1">
          <table:table-cell office:value-type="float" office:value="323776.0625" calcext:value-type="float">
            <text:p>323776.06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0625" calcext:value-type="float">
            <text:p>323776.06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0625" calcext:value-type="float">
            <text:p>323776.06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0625" calcext:value-type="float">
            <text:p>323776.06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0625" calcext:value-type="float">
            <text:p>323776.06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0625" calcext:value-type="float">
            <text:p>323776.06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0625" calcext:value-type="float">
            <text:p>323776.06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0625" calcext:value-type="float">
            <text:p>323776.06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.5" calcext:value-type="float">
            <text:p>4711920.5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" calcext:value-type="float">
            <text:p>4711920</text:p>
          </table:table-cell>
          <table:table-cell table:number-columns-repeated="17"/>
        </table:table-row>
        <table:table-row table:style-name="ro1">
          <table:table-cell office:value-type="float" office:value="323776.28125" calcext:value-type="float">
            <text:p>323776.28125</text:p>
          </table:table-cell>
          <table:table-cell office:value-type="float" office:value="4711920" calcext:value-type="float">
            <text:p>4711920</text:p>
          </table:table-cell>
          <table:table-cell table:number-columns-repeated="17"/>
        </table:table-row>
        <table:table-row table:style-name="ro1">
          <table:table-cell office:value-type="float" office:value="323776.5" calcext:value-type="float">
            <text:p>323776.5</text:p>
          </table:table-cell>
          <table:table-cell office:value-type="float" office:value="4711920" calcext:value-type="float">
            <text:p>4711920</text:p>
          </table:table-cell>
          <table:table-cell table:number-columns-repeated="17"/>
        </table:table-row>
        <table:table-row table:style-name="ro1">
          <table:table-cell office:value-type="float" office:value="323776.5" calcext:value-type="float">
            <text:p>323776.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5" calcext:value-type="float">
            <text:p>323776.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5" calcext:value-type="float">
            <text:p>323776.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5" calcext:value-type="float">
            <text:p>323776.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5" calcext:value-type="float">
            <text:p>323776.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5" calcext:value-type="float">
            <text:p>323776.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5" calcext:value-type="float">
            <text:p>323776.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5" calcext:value-type="float">
            <text:p>323776.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71875" calcext:value-type="float">
            <text:p>323776.71875</text:p>
          </table:table-cell>
          <table:table-cell office:value-type="float" office:value="4711919.5" calcext:value-type="float">
            <text:p>4711919.5</text:p>
          </table:table-cell>
          <table:table-cell table:number-columns-repeated="17"/>
        </table:table-row>
        <table:table-row table:style-name="ro1">
          <table:table-cell office:value-type="float" office:value="323776.6875" calcext:value-type="float">
            <text:p>323776.687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6875" calcext:value-type="float">
            <text:p>323776.687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6875" calcext:value-type="float">
            <text:p>323776.687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6875" calcext:value-type="float">
            <text:p>323776.687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6875" calcext:value-type="float">
            <text:p>323776.687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6.90625" calcext:value-type="float">
            <text:p>323776.906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7.125" calcext:value-type="float">
            <text:p>323777.125</text:p>
          </table:table-cell>
          <table:table-cell office:value-type="float" office:value="4711919" calcext:value-type="float">
            <text:p>4711919</text:p>
          </table:table-cell>
          <table:table-cell table:number-columns-repeated="17"/>
        </table:table-row>
        <table:table-row table:style-name="ro1">
          <table:table-cell office:value-type="float" office:value="323777.125" calcext:value-type="float">
            <text:p>323777.125</text:p>
          </table:table-cell>
          <table:table-cell office:value-type="float" office:value="4711918.5" calcext:value-type="float">
            <text:p>4711918.5</text:p>
          </table:table-cell>
          <table:table-cell table:number-columns-repeated="17"/>
        </table:table-row>
        <table:table-row table:style-name="ro1">
          <table:table-cell office:value-type="float" office:value="323777.125" calcext:value-type="float">
            <text:p>323777.125</text:p>
          </table:table-cell>
          <table:table-cell office:value-type="float" office:value="4711918.5" calcext:value-type="float">
            <text:p>4711918.5</text:p>
          </table:table-cell>
          <table:table-cell table:number-columns-repeated="17"/>
        </table:table-row>
        <table:table-row table:style-name="ro1">
          <table:table-cell office:value-type="float" office:value="323777.125" calcext:value-type="float">
            <text:p>323777.125</text:p>
          </table:table-cell>
          <table:table-cell office:value-type="float" office:value="4711918.5" calcext:value-type="float">
            <text:p>4711918.5</text:p>
          </table:table-cell>
          <table:table-cell table:number-columns-repeated="17"/>
        </table:table-row>
        <table:table-row table:style-name="ro1">
          <table:table-cell office:value-type="float" office:value="323777.125" calcext:value-type="float">
            <text:p>323777.125</text:p>
          </table:table-cell>
          <table:table-cell office:value-type="float" office:value="4711918" calcext:value-type="float">
            <text:p>4711918</text:p>
          </table:table-cell>
          <table:table-cell table:number-columns-repeated="17"/>
        </table:table-row>
        <table:table-row table:style-name="ro1">
          <table:table-cell office:value-type="float" office:value="323777.125" calcext:value-type="float">
            <text:p>323777.125</text:p>
          </table:table-cell>
          <table:table-cell office:value-type="float" office:value="4711918" calcext:value-type="float">
            <text:p>4711918</text:p>
          </table:table-cell>
          <table:table-cell table:number-columns-repeated="17"/>
        </table:table-row>
        <table:table-row table:style-name="ro1">
          <table:table-cell office:value-type="float" office:value="323777.3125" calcext:value-type="float">
            <text:p>323777.3125</text:p>
          </table:table-cell>
          <table:table-cell office:value-type="float" office:value="4711918" calcext:value-type="float">
            <text:p>4711918</text:p>
          </table:table-cell>
          <table:table-cell table:number-columns-repeated="17"/>
        </table:table-row>
        <table:table-row table:style-name="ro1">
          <table:table-cell office:value-type="float" office:value="323777.3125" calcext:value-type="float">
            <text:p>323777.3125</text:p>
          </table:table-cell>
          <table:table-cell office:value-type="float" office:value="4711918" calcext:value-type="float">
            <text:p>4711918</text:p>
          </table:table-cell>
          <table:table-cell table:number-columns-repeated="17"/>
        </table:table-row>
        <table:table-row table:style-name="ro1">
          <table:table-cell office:value-type="float" office:value="323777.3125" calcext:value-type="float">
            <text:p>323777.3125</text:p>
          </table:table-cell>
          <table:table-cell office:value-type="float" office:value="4711918" calcext:value-type="float">
            <text:p>4711918</text:p>
          </table:table-cell>
          <table:table-cell table:number-columns-repeated="17"/>
        </table:table-row>
        <table:table-row table:style-name="ro1">
          <table:table-cell office:value-type="float" office:value="323777.3125" calcext:value-type="float">
            <text:p>323777.3125</text:p>
          </table:table-cell>
          <table:table-cell office:value-type="float" office:value="4711917.5" calcext:value-type="float">
            <text:p>4711917.5</text:p>
          </table:table-cell>
          <table:table-cell table:number-columns-repeated="17"/>
        </table:table-row>
        <table:table-row table:style-name="ro1">
          <table:table-cell office:value-type="float" office:value="323777.3125" calcext:value-type="float">
            <text:p>323777.3125</text:p>
          </table:table-cell>
          <table:table-cell office:value-type="float" office:value="4711917.5" calcext:value-type="float">
            <text:p>4711917.5</text:p>
          </table:table-cell>
          <table:table-cell table:number-columns-repeated="17"/>
        </table:table-row>
        <table:table-row table:style-name="ro1">
          <table:table-cell office:value-type="float" office:value="323777.3125" calcext:value-type="float">
            <text:p>323777.3125</text:p>
          </table:table-cell>
          <table:table-cell office:value-type="float" office:value="4711917.5" calcext:value-type="float">
            <text:p>4711917.5</text:p>
          </table:table-cell>
          <table:table-cell table:number-columns-repeated="17"/>
        </table:table-row>
        <table:table-row table:style-name="ro1">
          <table:table-cell office:value-type="float" office:value="323777.53125" calcext:value-type="float">
            <text:p>323777.53125</text:p>
          </table:table-cell>
          <table:table-cell office:value-type="float" office:value="4711917.5" calcext:value-type="float">
            <text:p>4711917.5</text:p>
          </table:table-cell>
          <table:table-cell table:number-columns-repeated="17"/>
        </table:table-row>
        <table:table-row table:style-name="ro1">
          <table:table-cell office:value-type="float" office:value="323777.53125" calcext:value-type="float">
            <text:p>323777.53125</text:p>
          </table:table-cell>
          <table:table-cell office:value-type="float" office:value="4711917.5" calcext:value-type="float">
            <text:p>4711917.5</text:p>
          </table:table-cell>
          <table:table-cell table:number-columns-repeated="17"/>
        </table:table-row>
        <table:table-row table:style-name="ro1">
          <table:table-cell office:value-type="float" office:value="323777.53125" calcext:value-type="float">
            <text:p>323777.53125</text:p>
          </table:table-cell>
          <table:table-cell office:value-type="float" office:value="4711917.5" calcext:value-type="float">
            <text:p>4711917.5</text:p>
          </table:table-cell>
          <table:table-cell table:number-columns-repeated="17"/>
        </table:table-row>
        <table:table-row table:style-name="ro1">
          <table:table-cell office:value-type="float" office:value="323777.53125" calcext:value-type="float">
            <text:p>323777.53125</text:p>
          </table:table-cell>
          <table:table-cell office:value-type="float" office:value="4711917" calcext:value-type="float">
            <text:p>4711917</text:p>
          </table:table-cell>
          <table:table-cell table:number-columns-repeated="17"/>
        </table:table-row>
        <table:table-row table:style-name="ro1">
          <table:table-cell office:value-type="float" office:value="323777.53125" calcext:value-type="float">
            <text:p>323777.53125</text:p>
          </table:table-cell>
          <table:table-cell office:value-type="float" office:value="4711917" calcext:value-type="float">
            <text:p>4711917</text:p>
          </table:table-cell>
          <table:table-cell table:number-columns-repeated="17"/>
        </table:table-row>
        <table:table-row table:style-name="ro1">
          <table:table-cell office:value-type="float" office:value="323777.53125" calcext:value-type="float">
            <text:p>323777.53125</text:p>
          </table:table-cell>
          <table:table-cell office:value-type="float" office:value="4711917" calcext:value-type="float">
            <text:p>4711917</text:p>
          </table:table-cell>
          <table:table-cell table:number-columns-repeated="17"/>
        </table:table-row>
        <table:table-row table:style-name="ro1">
          <table:table-cell office:value-type="float" office:value="323777.71875" calcext:value-type="float">
            <text:p>323777.71875</text:p>
          </table:table-cell>
          <table:table-cell office:value-type="float" office:value="4711916.5" calcext:value-type="float">
            <text:p>4711916.5</text:p>
          </table:table-cell>
          <table:table-cell table:number-columns-repeated="17"/>
        </table:table-row>
        <table:table-row table:style-name="ro1">
          <table:table-cell office:value-type="float" office:value="323777.71875" calcext:value-type="float">
            <text:p>323777.71875</text:p>
          </table:table-cell>
          <table:table-cell office:value-type="float" office:value="4711916.5" calcext:value-type="float">
            <text:p>4711916.5</text:p>
          </table:table-cell>
          <table:table-cell table:number-columns-repeated="17"/>
        </table:table-row>
        <table:table-row table:style-name="ro1">
          <table:table-cell office:value-type="float" office:value="323777.71875" calcext:value-type="float">
            <text:p>323777.71875</text:p>
          </table:table-cell>
          <table:table-cell office:value-type="float" office:value="4711916.5" calcext:value-type="float">
            <text:p>4711916.5</text:p>
          </table:table-cell>
          <table:table-cell table:number-columns-repeated="17"/>
        </table:table-row>
        <table:table-row table:style-name="ro1">
          <table:table-cell office:value-type="float" office:value="323777.71875" calcext:value-type="float">
            <text:p>323777.71875</text:p>
          </table:table-cell>
          <table:table-cell office:value-type="float" office:value="4711916.5" calcext:value-type="float">
            <text:p>4711916.5</text:p>
          </table:table-cell>
          <table:table-cell table:number-columns-repeated="17"/>
        </table:table-row>
        <table:table-row table:style-name="ro1">
          <table:table-cell office:value-type="float" office:value="323777.71875" calcext:value-type="float">
            <text:p>323777.71875</text:p>
          </table:table-cell>
          <table:table-cell office:value-type="float" office:value="4711916.5" calcext:value-type="float">
            <text:p>4711916.5</text:p>
          </table:table-cell>
          <table:table-cell table:number-columns-repeated="17"/>
        </table:table-row>
        <table:table-row table:style-name="ro1">
          <table:table-cell office:value-type="float" office:value="323777.71875" calcext:value-type="float">
            <text:p>323777.71875</text:p>
          </table:table-cell>
          <table:table-cell office:value-type="float" office:value="4711916.5" calcext:value-type="float">
            <text:p>4711916.5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7.9375" calcext:value-type="float">
            <text:p>323777.937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8.15625" calcext:value-type="float">
            <text:p>323778.1562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8.15625" calcext:value-type="float">
            <text:p>323778.1562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8.15625" calcext:value-type="float">
            <text:p>323778.15625</text:p>
          </table:table-cell>
          <table:table-cell office:value-type="float" office:value="4711916" calcext:value-type="float">
            <text:p>4711916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.5" calcext:value-type="float">
            <text:p>4711915.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.5" calcext:value-type="float">
            <text:p>4711915.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.5" calcext:value-type="float">
            <text:p>4711915.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.5" calcext:value-type="float">
            <text:p>4711915.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.5" calcext:value-type="float">
            <text:p>4711915.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.5" calcext:value-type="float">
            <text:p>4711915.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.5" calcext:value-type="float">
            <text:p>4711915.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.5" calcext:value-type="float">
            <text:p>4711915.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.5" calcext:value-type="float">
            <text:p>4711915.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125" calcext:value-type="float">
            <text:p>323778.12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5" calcext:value-type="float">
            <text:p>471191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34375" calcext:value-type="float">
            <text:p>323778.3437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625" calcext:value-type="float">
            <text:p>323778.5625</text:p>
          </table:table-cell>
          <table:table-cell office:value-type="float" office:value="4711914.5" calcext:value-type="float">
            <text:p>4711914.5</text:p>
          </table:table-cell>
          <table:table-cell table:number-columns-repeated="17"/>
        </table:table-row>
        <table:table-row table:style-name="ro1">
          <table:table-cell office:value-type="float" office:value="323778.53125" calcext:value-type="float">
            <text:p>323778.5312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8.53125" calcext:value-type="float">
            <text:p>323778.5312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1875" calcext:value-type="float">
            <text:p>323779.187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4" calcext:value-type="float">
            <text:p>4711914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40625" calcext:value-type="float">
            <text:p>323779.40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.5" calcext:value-type="float">
            <text:p>4711913.5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625" calcext:value-type="float">
            <text:p>323779.6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4375" calcext:value-type="float">
            <text:p>323779.8437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4375" calcext:value-type="float">
            <text:p>323779.8437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4375" calcext:value-type="float">
            <text:p>323779.8437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4375" calcext:value-type="float">
            <text:p>323779.8437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4375" calcext:value-type="float">
            <text:p>323779.8437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4375" calcext:value-type="float">
            <text:p>323779.8437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79.8125" calcext:value-type="float">
            <text:p>323779.8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3" calcext:value-type="float">
            <text:p>4711913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03125" calcext:value-type="float">
            <text:p>323780.031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25" calcext:value-type="float">
            <text:p>323780.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0.46875" calcext:value-type="float">
            <text:p>323780.468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1.125" calcext:value-type="float">
            <text:p>323781.1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1.125" calcext:value-type="float">
            <text:p>323781.1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1.125" calcext:value-type="float">
            <text:p>323781.12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.5" calcext:value-type="float">
            <text:p>4711912.5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34375" calcext:value-type="float">
            <text:p>323781.3437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5625" calcext:value-type="float">
            <text:p>323781.562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5625" calcext:value-type="float">
            <text:p>323781.562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5625" calcext:value-type="float">
            <text:p>323781.562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5625" calcext:value-type="float">
            <text:p>323781.562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5625" calcext:value-type="float">
            <text:p>323781.562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5625" calcext:value-type="float">
            <text:p>323781.562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5625" calcext:value-type="float">
            <text:p>323781.5625</text:p>
          </table:table-cell>
          <table:table-cell office:value-type="float" office:value="4711912" calcext:value-type="float">
            <text:p>4711912</text:p>
          </table:table-cell>
          <table:table-cell table:number-columns-repeated="17"/>
        </table:table-row>
        <table:table-row table:style-name="ro1">
          <table:table-cell office:value-type="float" office:value="323781.53125" calcext:value-type="float">
            <text:p>323781.531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53125" calcext:value-type="float">
            <text:p>323781.531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53125" calcext:value-type="float">
            <text:p>323781.531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75" calcext:value-type="float">
            <text:p>323781.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1.96875" calcext:value-type="float">
            <text:p>323781.96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1875" calcext:value-type="float">
            <text:p>323782.187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40625" calcext:value-type="float">
            <text:p>323782.40625</text:p>
          </table:table-cell>
          <table:table-cell office:value-type="float" office:value="4711911.5" calcext:value-type="float">
            <text:p>4711911.5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1" calcext:value-type="float">
            <text:p>4711911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625" calcext:value-type="float">
            <text:p>323782.62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84375" calcext:value-type="float">
            <text:p>323782.8437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84375" calcext:value-type="float">
            <text:p>323782.8437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  <table:table-row table:style-name="ro1">
          <table:table-cell office:value-type="float" office:value="323782.84375" calcext:value-type="float">
            <text:p>323782.84375</text:p>
          </table:table-cell>
          <table:table-cell office:value-type="float" office:value="4711910.5" calcext:value-type="float">
            <text:p>4711910.5</text:p>
          </table:table-cell>
          <table:table-cell table:number-columns-repeated="17"/>
        </table:table-row>
      </table:table>
      <table:table table:name="dynamic" table:style-name="ta1">
        <table:table-column table:style-name="co1" table:number-columns-repeated="2" table:default-cell-style-name="Default"/>
        <table:table-row table:style-name="ro1">
          <table:table-cell office:value-type="float" office:value="323745.28125" calcext:value-type="float">
            <text:p>323745.28125</text:p>
          </table:table-cell>
          <table:table-cell office:value-type="float" office:value="4712201" calcext:value-type="float">
            <text:p>4712201</text:p>
          </table:table-cell>
        </table:table-row>
        <table:table-row table:style-name="ro1">
          <table:table-cell office:value-type="float" office:value="323744" calcext:value-type="float">
            <text:p>323744</text:p>
          </table:table-cell>
          <table:table-cell office:value-type="float" office:value="4712202.5" calcext:value-type="float">
            <text:p>4712202.5</text:p>
          </table:table-cell>
        </table:table-row>
        <table:table-row table:style-name="ro1">
          <table:table-cell office:value-type="float" office:value="323742.71875" calcext:value-type="float">
            <text:p>323742.71875</text:p>
          </table:table-cell>
          <table:table-cell office:value-type="float" office:value="4712204" calcext:value-type="float">
            <text:p>4712204</text:p>
          </table:table-cell>
        </table:table-row>
        <table:table-row table:style-name="ro1">
          <table:table-cell office:value-type="float" office:value="323742.09375" calcext:value-type="float">
            <text:p>323742.09375</text:p>
          </table:table-cell>
          <table:table-cell office:value-type="float" office:value="4712205.5" calcext:value-type="float">
            <text:p>4712205.5</text:p>
          </table:table-cell>
        </table:table-row>
        <table:table-row table:style-name="ro1">
          <table:table-cell office:value-type="float" office:value="323743.4375" calcext:value-type="float">
            <text:p>323743.4375</text:p>
          </table:table-cell>
          <table:table-cell office:value-type="float" office:value="4712206.5" calcext:value-type="float">
            <text:p>4712206.5</text:p>
          </table:table-cell>
        </table:table-row>
        <table:table-row table:style-name="ro1">
          <table:table-cell office:value-type="float" office:value="323744.78125" calcext:value-type="float">
            <text:p>323744.78125</text:p>
          </table:table-cell>
          <table:table-cell office:value-type="float" office:value="4712207" calcext:value-type="float">
            <text:p>4712207</text:p>
          </table:table-cell>
        </table:table-row>
        <table:table-row table:style-name="ro1">
          <table:table-cell office:value-type="float" office:value="323744.59375" calcext:value-type="float">
            <text:p>323744.59375</text:p>
          </table:table-cell>
          <table:table-cell office:value-type="float" office:value="4712208" calcext:value-type="float">
            <text:p>4712208</text:p>
          </table:table-cell>
        </table:table-row>
        <table:table-row table:style-name="ro1">
          <table:table-cell office:value-type="float" office:value="323744.40625" calcext:value-type="float">
            <text:p>323744.40625</text:p>
          </table:table-cell>
          <table:table-cell office:value-type="float" office:value="4712209.5" calcext:value-type="float">
            <text:p>4712209.5</text:p>
          </table:table-cell>
        </table:table-row>
        <table:table-row table:style-name="ro1">
          <table:table-cell office:value-type="float" office:value="323743.78125" calcext:value-type="float">
            <text:p>323743.78125</text:p>
          </table:table-cell>
          <table:table-cell office:value-type="float" office:value="4712211" calcext:value-type="float">
            <text:p>4712211</text:p>
          </table:table-cell>
        </table:table-row>
        <table:table-row table:style-name="ro1">
          <table:table-cell office:value-type="float" office:value="323743.375" calcext:value-type="float">
            <text:p>323743.375</text:p>
          </table:table-cell>
          <table:table-cell office:value-type="float" office:value="4712212.5" calcext:value-type="float">
            <text:p>4712212.5</text:p>
          </table:table-cell>
        </table:table-row>
        <table:table-row table:style-name="ro1">
          <table:table-cell office:value-type="float" office:value="323741.4375" calcext:value-type="float">
            <text:p>323741.4375</text:p>
          </table:table-cell>
          <table:table-cell office:value-type="float" office:value="4712214" calcext:value-type="float">
            <text:p>4712214</text:p>
          </table:table-cell>
        </table:table-row>
        <table:table-row table:style-name="ro1">
          <table:table-cell office:value-type="float" office:value="323741.6875" calcext:value-type="float">
            <text:p>323741.6875</text:p>
          </table:table-cell>
          <table:table-cell office:value-type="float" office:value="4712215" calcext:value-type="float">
            <text:p>4712215</text:p>
          </table:table-cell>
        </table:table-row>
        <table:table-row table:style-name="ro1">
          <table:table-cell office:value-type="float" office:value="323741.6875" calcext:value-type="float">
            <text:p>323741.6875</text:p>
          </table:table-cell>
          <table:table-cell office:value-type="float" office:value="4712215.5" calcext:value-type="float">
            <text:p>4712215.5</text:p>
          </table:table-cell>
        </table:table-row>
        <table:table-row table:style-name="ro1">
          <table:table-cell office:value-type="float" office:value="323742.40625" calcext:value-type="float">
            <text:p>323742.40625</text:p>
          </table:table-cell>
          <table:table-cell office:value-type="float" office:value="4712217" calcext:value-type="float">
            <text:p>4712217</text:p>
          </table:table-cell>
        </table:table-row>
        <table:table-row table:style-name="ro1">
          <table:table-cell office:value-type="float" office:value="323742.84375" calcext:value-type="float">
            <text:p>323742.84375</text:p>
          </table:table-cell>
          <table:table-cell office:value-type="float" office:value="4712218" calcext:value-type="float">
            <text:p>4712218</text:p>
          </table:table-cell>
        </table:table-row>
        <table:table-row table:style-name="ro1">
          <table:table-cell office:value-type="float" office:value="323743.3125" calcext:value-type="float">
            <text:p>323743.3125</text:p>
          </table:table-cell>
          <table:table-cell office:value-type="float" office:value="4712219" calcext:value-type="float">
            <text:p>4712219</text:p>
          </table:table-cell>
        </table:table-row>
        <table:table-row table:style-name="ro1">
          <table:table-cell office:value-type="float" office:value="323744.21875" calcext:value-type="float">
            <text:p>323744.21875</text:p>
          </table:table-cell>
          <table:table-cell office:value-type="float" office:value="4712220" calcext:value-type="float">
            <text:p>4712220</text:p>
          </table:table-cell>
        </table:table-row>
        <table:table-row table:style-name="ro1">
          <table:table-cell office:value-type="float" office:value="323745.125" calcext:value-type="float">
            <text:p>323745.125</text:p>
          </table:table-cell>
          <table:table-cell office:value-type="float" office:value="4712221" calcext:value-type="float">
            <text:p>4712221</text:p>
          </table:table-cell>
        </table:table-row>
        <table:table-row table:style-name="ro1">
          <table:table-cell office:value-type="float" office:value="323746.25" calcext:value-type="float">
            <text:p>323746.25</text:p>
          </table:table-cell>
          <table:table-cell office:value-type="float" office:value="4712222" calcext:value-type="float">
            <text:p>4712222</text:p>
          </table:table-cell>
        </table:table-row>
        <table:table-row table:style-name="ro1">
          <table:table-cell office:value-type="float" office:value="323746.9375" calcext:value-type="float">
            <text:p>323746.9375</text:p>
          </table:table-cell>
          <table:table-cell office:value-type="float" office:value="4712224" calcext:value-type="float">
            <text:p>4712224</text:p>
          </table:table-cell>
        </table:table-row>
        <table:table-row table:style-name="ro1">
          <table:table-cell office:value-type="float" office:value="323747.6875" calcext:value-type="float">
            <text:p>323747.6875</text:p>
          </table:table-cell>
          <table:table-cell office:value-type="float" office:value="4712226.5" calcext:value-type="float">
            <text:p>4712226.5</text:p>
          </table:table-cell>
        </table:table-row>
        <table:table-row table:style-name="ro1">
          <table:table-cell office:value-type="float" office:value="323748.8125" calcext:value-type="float">
            <text:p>323748.8125</text:p>
          </table:table-cell>
          <table:table-cell office:value-type="float" office:value="4712228" calcext:value-type="float">
            <text:p>4712228</text:p>
          </table:table-cell>
        </table:table-row>
        <table:table-row table:style-name="ro1">
          <table:table-cell office:value-type="float" office:value="323749.75" calcext:value-type="float">
            <text:p>323749.75</text:p>
          </table:table-cell>
          <table:table-cell office:value-type="float" office:value="4712230.5" calcext:value-type="float">
            <text:p>4712230.5</text:p>
          </table:table-cell>
        </table:table-row>
        <table:table-row table:style-name="ro1">
          <table:table-cell office:value-type="float" office:value="323750.875" calcext:value-type="float">
            <text:p>323750.875</text:p>
          </table:table-cell>
          <table:table-cell office:value-type="float" office:value="4712232.5" calcext:value-type="float">
            <text:p>4712232.5</text:p>
          </table:table-cell>
        </table:table-row>
        <table:table-row table:style-name="ro1">
          <table:table-cell office:value-type="float" office:value="323751.8125" calcext:value-type="float">
            <text:p>323751.8125</text:p>
          </table:table-cell>
          <table:table-cell office:value-type="float" office:value="4712234" calcext:value-type="float">
            <text:p>4712234</text:p>
          </table:table-cell>
        </table:table-row>
        <table:table-row table:style-name="ro1">
          <table:table-cell office:value-type="float" office:value="323752.71875" calcext:value-type="float">
            <text:p>323752.71875</text:p>
          </table:table-cell>
          <table:table-cell office:value-type="float" office:value="4712236" calcext:value-type="float">
            <text:p>4712236</text:p>
          </table:table-cell>
        </table:table-row>
        <table:table-row table:style-name="ro1">
          <table:table-cell office:value-type="float" office:value="323753.875" calcext:value-type="float">
            <text:p>323753.875</text:p>
          </table:table-cell>
          <table:table-cell office:value-type="float" office:value="4712237.5" calcext:value-type="float">
            <text:p>4712237.5</text:p>
          </table:table-cell>
        </table:table-row>
        <table:table-row table:style-name="ro1">
          <table:table-cell office:value-type="float" office:value="323755" calcext:value-type="float">
            <text:p>323755</text:p>
          </table:table-cell>
          <table:table-cell office:value-type="float" office:value="4712239" calcext:value-type="float">
            <text:p>4712239</text:p>
          </table:table-cell>
        </table:table-row>
        <table:table-row table:style-name="ro1">
          <table:table-cell office:value-type="float" office:value="323756.34375" calcext:value-type="float">
            <text:p>323756.34375</text:p>
          </table:table-cell>
          <table:table-cell office:value-type="float" office:value="4712240.5" calcext:value-type="float">
            <text:p>4712240.5</text:p>
          </table:table-cell>
        </table:table-row>
        <table:table-row table:style-name="ro1">
          <table:table-cell office:value-type="float" office:value="323757.71875" calcext:value-type="float">
            <text:p>323757.71875</text:p>
          </table:table-cell>
          <table:table-cell office:value-type="float" office:value="4712242.5" calcext:value-type="float">
            <text:p>4712242.5</text:p>
          </table:table-cell>
        </table:table-row>
        <table:table-row table:style-name="ro1">
          <table:table-cell office:value-type="float" office:value="323759.0625" calcext:value-type="float">
            <text:p>323759.0625</text:p>
          </table:table-cell>
          <table:table-cell office:value-type="float" office:value="4712243.5" calcext:value-type="float">
            <text:p>4712243.5</text:p>
          </table:table-cell>
        </table:table-row>
        <table:table-row table:style-name="ro1">
          <table:table-cell office:value-type="float" office:value="323760.40625" calcext:value-type="float">
            <text:p>323760.40625</text:p>
          </table:table-cell>
          <table:table-cell office:value-type="float" office:value="4712245" calcext:value-type="float">
            <text:p>4712245</text:p>
          </table:table-cell>
        </table:table-row>
        <table:table-row table:style-name="ro1">
          <table:table-cell office:value-type="float" office:value="323761.75" calcext:value-type="float">
            <text:p>323761.75</text:p>
          </table:table-cell>
          <table:table-cell office:value-type="float" office:value="4712246" calcext:value-type="float">
            <text:p>4712246</text:p>
          </table:table-cell>
        </table:table-row>
        <table:table-row table:style-name="ro1">
          <table:table-cell office:value-type="float" office:value="323763.09375" calcext:value-type="float">
            <text:p>323763.09375</text:p>
          </table:table-cell>
          <table:table-cell office:value-type="float" office:value="4712247.5" calcext:value-type="float">
            <text:p>4712247.5</text:p>
          </table:table-cell>
        </table:table-row>
        <table:table-row table:style-name="ro1">
          <table:table-cell office:value-type="float" office:value="323764.6875" calcext:value-type="float">
            <text:p>323764.6875</text:p>
          </table:table-cell>
          <table:table-cell office:value-type="float" office:value="4712249" calcext:value-type="float">
            <text:p>4712249</text:p>
          </table:table-cell>
        </table:table-row>
        <table:table-row table:style-name="ro1">
          <table:table-cell office:value-type="float" office:value="323766.25" calcext:value-type="float">
            <text:p>323766.25</text:p>
          </table:table-cell>
          <table:table-cell office:value-type="float" office:value="4712250.5" calcext:value-type="float">
            <text:p>4712250.5</text:p>
          </table:table-cell>
        </table:table-row>
        <table:table-row table:style-name="ro1">
          <table:table-cell office:value-type="float" office:value="323767.8125" calcext:value-type="float">
            <text:p>323767.8125</text:p>
          </table:table-cell>
          <table:table-cell office:value-type="float" office:value="4712252" calcext:value-type="float">
            <text:p>4712252</text:p>
          </table:table-cell>
        </table:table-row>
        <table:table-row table:style-name="ro1">
          <table:table-cell office:value-type="float" office:value="323769.625" calcext:value-type="float">
            <text:p>323769.625</text:p>
          </table:table-cell>
          <table:table-cell office:value-type="float" office:value="4712254" calcext:value-type="float">
            <text:p>4712254</text:p>
          </table:table-cell>
        </table:table-row>
        <table:table-row table:style-name="ro1">
          <table:table-cell office:value-type="float" office:value="323771.40625" calcext:value-type="float">
            <text:p>323771.40625</text:p>
          </table:table-cell>
          <table:table-cell office:value-type="float" office:value="4712255.5" calcext:value-type="float">
            <text:p>4712255.5</text:p>
          </table:table-cell>
        </table:table-row>
        <table:table-row table:style-name="ro1">
          <table:table-cell office:value-type="float" office:value="323772.96875" calcext:value-type="float">
            <text:p>323772.96875</text:p>
          </table:table-cell>
          <table:table-cell office:value-type="float" office:value="4712256.5" calcext:value-type="float">
            <text:p>4712256.5</text:p>
          </table:table-cell>
        </table:table-row>
        <table:table-row table:style-name="ro1">
          <table:table-cell office:value-type="float" office:value="323774.3125" calcext:value-type="float">
            <text:p>323774.3125</text:p>
          </table:table-cell>
          <table:table-cell office:value-type="float" office:value="4712258" calcext:value-type="float">
            <text:p>4712258</text:p>
          </table:table-cell>
        </table:table-row>
        <table:table-row table:style-name="ro1">
          <table:table-cell office:value-type="float" office:value="323775.46875" calcext:value-type="float">
            <text:p>323775.46875</text:p>
          </table:table-cell>
          <table:table-cell office:value-type="float" office:value="4712259.5" calcext:value-type="float">
            <text:p>4712259.5</text:p>
          </table:table-cell>
        </table:table-row>
        <table:table-row table:style-name="ro1">
          <table:table-cell office:value-type="float" office:value="323776.8125" calcext:value-type="float">
            <text:p>323776.8125</text:p>
          </table:table-cell>
          <table:table-cell office:value-type="float" office:value="4712260.5" calcext:value-type="float">
            <text:p>4712260.5</text:p>
          </table:table-cell>
        </table:table-row>
        <table:table-row table:style-name="ro1">
          <table:table-cell office:value-type="float" office:value="323778.59375" calcext:value-type="float">
            <text:p>323778.59375</text:p>
          </table:table-cell>
          <table:table-cell office:value-type="float" office:value="4712262" calcext:value-type="float">
            <text:p>4712262</text:p>
          </table:table-cell>
        </table:table-row>
        <table:table-row table:style-name="ro1">
          <table:table-cell office:value-type="float" office:value="323780.375" calcext:value-type="float">
            <text:p>323780.375</text:p>
          </table:table-cell>
          <table:table-cell office:value-type="float" office:value="4712263.5" calcext:value-type="float">
            <text:p>4712263.5</text:p>
          </table:table-cell>
        </table:table-row>
        <table:table-row table:style-name="ro1">
          <table:table-cell office:value-type="float" office:value="323781.71875" calcext:value-type="float">
            <text:p>323781.71875</text:p>
          </table:table-cell>
          <table:table-cell office:value-type="float" office:value="4712264.5" calcext:value-type="float">
            <text:p>4712264.5</text:p>
          </table:table-cell>
        </table:table-row>
        <table:table-row table:style-name="ro1">
          <table:table-cell office:value-type="float" office:value="323783.5" calcext:value-type="float">
            <text:p>323783.5</text:p>
          </table:table-cell>
          <table:table-cell office:value-type="float" office:value="4712266" calcext:value-type="float">
            <text:p>4712266</text:p>
          </table:table-cell>
        </table:table-row>
        <table:table-row table:style-name="ro1">
          <table:table-cell office:value-type="float" office:value="323785.21875" calcext:value-type="float">
            <text:p>323785.21875</text:p>
          </table:table-cell>
          <table:table-cell office:value-type="float" office:value="4712264.5" calcext:value-type="float">
            <text:p>4712264.5</text:p>
          </table:table-cell>
        </table:table-row>
        <table:table-row table:style-name="ro1">
          <table:table-cell office:value-type="float" office:value="323787.21875" calcext:value-type="float">
            <text:p>323787.21875</text:p>
          </table:table-cell>
          <table:table-cell office:value-type="float" office:value="4712265.5" calcext:value-type="float">
            <text:p>4712265.5</text:p>
          </table:table-cell>
        </table:table-row>
        <table:table-row table:style-name="ro1">
          <table:table-cell office:value-type="float" office:value="323789.21875" calcext:value-type="float">
            <text:p>323789.21875</text:p>
          </table:table-cell>
          <table:table-cell office:value-type="float" office:value="4712267" calcext:value-type="float">
            <text:p>4712267</text:p>
          </table:table-cell>
        </table:table-row>
        <table:table-row table:style-name="ro1">
          <table:table-cell office:value-type="float" office:value="323791.03125" calcext:value-type="float">
            <text:p>323791.03125</text:p>
          </table:table-cell>
          <table:table-cell office:value-type="float" office:value="4712268" calcext:value-type="float">
            <text:p>4712268</text:p>
          </table:table-cell>
        </table:table-row>
        <table:table-row table:style-name="ro1">
          <table:table-cell office:value-type="float" office:value="323792.59375" calcext:value-type="float">
            <text:p>323792.59375</text:p>
          </table:table-cell>
          <table:table-cell office:value-type="float" office:value="4712269.5" calcext:value-type="float">
            <text:p>4712269.5</text:p>
          </table:table-cell>
        </table:table-row>
        <table:table-row table:style-name="ro1">
          <table:table-cell office:value-type="float" office:value="323794.59375" calcext:value-type="float">
            <text:p>323794.59375</text:p>
          </table:table-cell>
          <table:table-cell office:value-type="float" office:value="4712271" calcext:value-type="float">
            <text:p>4712271</text:p>
          </table:table-cell>
        </table:table-row>
        <table:table-row table:style-name="ro1">
          <table:table-cell office:value-type="float" office:value="323796.15625" calcext:value-type="float">
            <text:p>323796.15625</text:p>
          </table:table-cell>
          <table:table-cell office:value-type="float" office:value="4712272" calcext:value-type="float">
            <text:p>4712272</text:p>
          </table:table-cell>
        </table:table-row>
        <table:table-row table:style-name="ro1">
          <table:table-cell office:value-type="float" office:value="323798.375" calcext:value-type="float">
            <text:p>323798.375</text:p>
          </table:table-cell>
          <table:table-cell office:value-type="float" office:value="4712273" calcext:value-type="float">
            <text:p>4712273</text:p>
          </table:table-cell>
        </table:table-row>
        <table:table-row table:style-name="ro1">
          <table:table-cell office:value-type="float" office:value="323800.59375" calcext:value-type="float">
            <text:p>323800.59375</text:p>
          </table:table-cell>
          <table:table-cell office:value-type="float" office:value="4712274.5" calcext:value-type="float">
            <text:p>4712274.5</text:p>
          </table:table-cell>
        </table:table-row>
        <table:table-row table:style-name="ro1">
          <table:table-cell office:value-type="float" office:value="323802.8125" calcext:value-type="float">
            <text:p>323802.8125</text:p>
          </table:table-cell>
          <table:table-cell office:value-type="float" office:value="4712276" calcext:value-type="float">
            <text:p>4712276</text:p>
          </table:table-cell>
        </table:table-row>
        <table:table-row table:style-name="ro1">
          <table:table-cell office:value-type="float" office:value="323804.8125" calcext:value-type="float">
            <text:p>323804.8125</text:p>
          </table:table-cell>
          <table:table-cell office:value-type="float" office:value="4712277" calcext:value-type="float">
            <text:p>4712277</text:p>
          </table:table-cell>
        </table:table-row>
        <table:table-row table:style-name="ro1">
          <table:table-cell office:value-type="float" office:value="323806.84375" calcext:value-type="float">
            <text:p>323806.84375</text:p>
          </table:table-cell>
          <table:table-cell office:value-type="float" office:value="4712278.5" calcext:value-type="float">
            <text:p>4712278.5</text:p>
          </table:table-cell>
        </table:table-row>
        <table:table-row table:style-name="ro1">
          <table:table-cell office:value-type="float" office:value="323808.84375" calcext:value-type="float">
            <text:p>323808.84375</text:p>
          </table:table-cell>
          <table:table-cell office:value-type="float" office:value="4712280.5" calcext:value-type="float">
            <text:p>4712280.5</text:p>
          </table:table-cell>
        </table:table-row>
        <table:table-row table:style-name="ro1">
          <table:table-cell office:value-type="float" office:value="323810.625" calcext:value-type="float">
            <text:p>323810.625</text:p>
          </table:table-cell>
          <table:table-cell office:value-type="float" office:value="4712281.5" calcext:value-type="float">
            <text:p>4712281.5</text:p>
          </table:table-cell>
        </table:table-row>
        <table:table-row table:style-name="ro1">
          <table:table-cell office:value-type="float" office:value="323812.625" calcext:value-type="float">
            <text:p>323812.625</text:p>
          </table:table-cell>
          <table:table-cell office:value-type="float" office:value="4712282.5" calcext:value-type="float">
            <text:p>4712282.5</text:p>
          </table:table-cell>
        </table:table-row>
        <table:table-row table:style-name="ro1">
          <table:table-cell office:value-type="float" office:value="323814.40625" calcext:value-type="float">
            <text:p>323814.40625</text:p>
          </table:table-cell>
          <table:table-cell office:value-type="float" office:value="4712284" calcext:value-type="float">
            <text:p>4712284</text:p>
          </table:table-cell>
        </table:table-row>
        <table:table-row table:style-name="ro1">
          <table:table-cell office:value-type="float" office:value="323816.21875" calcext:value-type="float">
            <text:p>323816.21875</text:p>
          </table:table-cell>
          <table:table-cell office:value-type="float" office:value="4712285.5" calcext:value-type="float">
            <text:p>4712285.5</text:p>
          </table:table-cell>
        </table:table-row>
        <table:table-row table:style-name="ro1">
          <table:table-cell office:value-type="float" office:value="323818" calcext:value-type="float">
            <text:p>323818</text:p>
          </table:table-cell>
          <table:table-cell office:value-type="float" office:value="4712287" calcext:value-type="float">
            <text:p>4712287</text:p>
          </table:table-cell>
        </table:table-row>
        <table:table-row table:style-name="ro1">
          <table:table-cell office:value-type="float" office:value="323820.03125" calcext:value-type="float">
            <text:p>323820.03125</text:p>
          </table:table-cell>
          <table:table-cell office:value-type="float" office:value="4712288.5" calcext:value-type="float">
            <text:p>4712288.5</text:p>
          </table:table-cell>
        </table:table-row>
        <table:table-row table:style-name="ro1">
          <table:table-cell office:value-type="float" office:value="323821.8125" calcext:value-type="float">
            <text:p>323821.8125</text:p>
          </table:table-cell>
          <table:table-cell office:value-type="float" office:value="4712290" calcext:value-type="float">
            <text:p>4712290</text:p>
          </table:table-cell>
        </table:table-row>
        <table:table-row table:style-name="ro1">
          <table:table-cell office:value-type="float" office:value="323823.8125" calcext:value-type="float">
            <text:p>323823.8125</text:p>
          </table:table-cell>
          <table:table-cell office:value-type="float" office:value="4712291.5" calcext:value-type="float">
            <text:p>4712291.5</text:p>
          </table:table-cell>
        </table:table-row>
        <table:table-row table:style-name="ro1">
          <table:table-cell office:value-type="float" office:value="323825.8125" calcext:value-type="float">
            <text:p>323825.8125</text:p>
          </table:table-cell>
          <table:table-cell office:value-type="float" office:value="4712292.5" calcext:value-type="float">
            <text:p>4712292.5</text:p>
          </table:table-cell>
        </table:table-row>
        <table:table-row table:style-name="ro1">
          <table:table-cell office:value-type="float" office:value="323827.8125" calcext:value-type="float">
            <text:p>323827.8125</text:p>
          </table:table-cell>
          <table:table-cell office:value-type="float" office:value="4712294" calcext:value-type="float">
            <text:p>4712294</text:p>
          </table:table-cell>
        </table:table-row>
        <table:table-row table:style-name="ro1">
          <table:table-cell office:value-type="float" office:value="323830.0625" calcext:value-type="float">
            <text:p>323830.0625</text:p>
          </table:table-cell>
          <table:table-cell office:value-type="float" office:value="4712295.5" calcext:value-type="float">
            <text:p>4712295.5</text:p>
          </table:table-cell>
        </table:table-row>
        <table:table-row table:style-name="ro1">
          <table:table-cell office:value-type="float" office:value="323832.0625" calcext:value-type="float">
            <text:p>323832.0625</text:p>
          </table:table-cell>
          <table:table-cell office:value-type="float" office:value="4712297.5" calcext:value-type="float">
            <text:p>4712297.5</text:p>
          </table:table-cell>
        </table:table-row>
        <table:table-row table:style-name="ro1">
          <table:table-cell office:value-type="float" office:value="323834.0625" calcext:value-type="float">
            <text:p>323834.0625</text:p>
          </table:table-cell>
          <table:table-cell office:value-type="float" office:value="4712298.5" calcext:value-type="float">
            <text:p>4712298.5</text:p>
          </table:table-cell>
        </table:table-row>
        <table:table-row table:style-name="ro1">
          <table:table-cell office:value-type="float" office:value="323836.0625" calcext:value-type="float">
            <text:p>323836.0625</text:p>
          </table:table-cell>
          <table:table-cell office:value-type="float" office:value="4712299.5" calcext:value-type="float">
            <text:p>4712299.5</text:p>
          </table:table-cell>
        </table:table-row>
        <table:table-row table:style-name="ro1">
          <table:table-cell office:value-type="float" office:value="323837.1875" calcext:value-type="float">
            <text:p>323837.1875</text:p>
          </table:table-cell>
          <table:table-cell office:value-type="float" office:value="4712300.5" calcext:value-type="float">
            <text:p>471230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6:48:11.352845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53:26.919759194</meta:creation-date>
    <dc:date>2018-01-30T16:51:43.715290807</dc:date>
    <meta:editing-duration>PT4M46S</meta:editing-duration>
    <meta:editing-cycles>2</meta:editing-cycles>
    <meta:generator>LibreOffice/5.1.6.2$Linux_X86_64 LibreOffice_project/10m0$Build-2</meta:generator>
    <meta:document-statistic meta:table-count="2" meta:cell-count="1463" meta:object-count="0"/>
  </office:meta>
</office:document-meta>
</file>